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T25" style:parent-style-name="DefaultParagraphFont" style:family="text">
      <style:text-properties fo:language="en" fo:country="US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T38" style:parent-style-name="DefaultParagraphFont" style:family="text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T49" style:parent-style-name="DefaultParagraphFont" style:family="text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T60" style:parent-style-name="DefaultParagraphFont" style:family="text">
      <style:text-properties fo:language="en" fo:country="US"/>
    </style:style>
    <style:style style:name="T61" style:parent-style-name="DefaultParagraphFont" style:family="text">
      <style:text-properties fo:language="en" fo:country="US"/>
    </style:style>
    <style:style style:name="T62" style:parent-style-name="DefaultParagraphFont" style:family="text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P75" style:parent-style-name="Normal" style:family="paragraph">
      <style:text-properties fo:language="en" fo:country="US"/>
    </style:style>
    <style:style style:name="P76" style:parent-style-name="Normal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P78" style:parent-style-name="Normal" style:family="paragraph">
      <style:text-properties fo:language="en" fo:country="US"/>
    </style:style>
    <style:style style:name="P79" style:parent-style-name="Normal" style:family="paragraph">
      <style:text-properties fo:language="en" fo:country="US"/>
    </style:style>
    <style:style style:name="P80" style:parent-style-name="Normal" style:family="paragraph">
      <style:text-properties fo:language="en" fo:country="US"/>
    </style:style>
    <style:style style:name="P81" style:parent-style-name="Normal" style:family="paragraph">
      <style:text-properties fo:language="en" fo:country="US"/>
    </style:style>
    <style:style style:name="P82" style:parent-style-name="Normal" style:family="paragraph">
      <style:text-properties fo:language="en" fo:country="US"/>
    </style:style>
    <style:style style:name="P83" style:parent-style-name="Normal" style:family="paragraph">
      <style:text-properties fo:language="en" fo:country="US"/>
    </style:style>
  </office:automatic-styles>
  <office:body>
    <office:text text:use-soft-page-breaks="true">
      <text:p text:style-name="P1">1.</text:p>
      <text:p text:style-name="P2">dlist = []</text:p>
      <text:p text:style-name="P3">sums_list = []</text:p>
      <text:p text:style-name="P4"/>
      <text:p text:style-name="P5">while True:</text:p>
      <text:p text:style-name="P6"><text:s text:c="4"/>input_number = input()</text:p>
      <text:p text:style-name="P7"><text:s text:c="4"/>if input_number.lower() == 'q':</text:p>
      <text:p text:style-name="P8"><text:s text:c="8"/>break</text:p>
      <text:p text:style-name="P9"><text:s text:c="4"/>number = int(input_number)</text:p>
      <text:p text:style-name="P10"><text:s text:c="4"/>if len(dlist) % 3 == 0:</text:p>
      <text:p text:style-name="P11"><text:s text:c="8"/>dlist.append([number])</text:p>
      <text:p text:style-name="P12"><text:s text:c="4"/>else:</text:p>
      <text:p text:style-name="P13"><text:s text:c="8"/>dlist[-1].append(number)</text:p>
      <text:p text:style-name="P14"/>
      <text:p text:style-name="P15">for sublist in dlist:</text:p>
      <text:p text:style-name="P16"><text:s text:c="4"/>sums_list.append(sum(sublist))</text:p>
      <text:p text:style-name="P17"/>
      <text:p text:style-name="P18">print(dlist)</text:p>
      <text:p text:style-name="P19">print(sums_list)</text:p>
      <text:p text:style-name="P20">2.</text:p>
      <text:p text:style-name="P21">numbers_list = []</text:p>
      <text:p text:style-name="P22">squares_list = []</text:p>
      <text:p text:style-name="P23"/>
      <text:p text:style-name="P24">while True:</text:p>
      <text:p text:style-name="Normal"><text:s text:c="4"/><text:span text:style-name="T25">input</text:span><text:s/>=<text:s/><text:span text:style-name="T26">input</text:span>()</text:p>
      <text:p text:style-name="Normal"><text:s text:c="4"/><text:span text:style-name="T27">if input.lower() == 'q':</text:span></text:p>
      <text:p text:style-name="P28"><text:s text:c="8"/>break</text:p>
      <text:p text:style-name="P29"><text:s text:c="4"/>number = int(input)</text:p>
      <text:p text:style-name="P30"><text:s text:c="4"/>numbers_list.append(number)</text:p>
      <text:p text:style-name="P31"><text:s text:c="4"/>squares_list.append(number ** 2)</text:p>
      <text:p text:style-name="P32"/>
      <text:soft-page-break/>
      <text:p text:style-name="P33">print(squares_list)</text:p>
      <text:p text:style-name="Normal">3.</text:p>
      <text:p text:style-name="P34">numbers_list = []</text:p>
      <text:p text:style-name="P35">fractions_list = []</text:p>
      <text:p text:style-name="P36"/>
      <text:p text:style-name="P37">while True:</text:p>
      <text:p text:style-name="Normal"><text:span text:style-name="T38"><text:s text:c="4"/></text:span>user_input = input()</text:p>
      <text:p text:style-name="Normal"><text:s text:c="4"/><text:span text:style-name="T39">if user_input.lower() == 'q':</text:span></text:p>
      <text:p text:style-name="P40"><text:s text:c="8"/>break</text:p>
      <text:p text:style-name="P41"><text:s text:c="4"/>number = float(user_input)</text:p>
      <text:p text:style-name="P42"><text:s text:c="4"/>numbers_list.append(number)</text:p>
      <text:p text:style-name="P43"><text:s text:c="4"/>fractions_list.append(number - int(number))</text:p>
      <text:p text:style-name="P44"/>
      <text:p text:style-name="Normal">print(fractions_list)</text:p>
      <text:p text:style-name="Normal">4.</text:p>
      <text:p text:style-name="P45">numbers_list = []</text:p>
      <text:p text:style-name="P46">binary_list = []</text:p>
      <text:p text:style-name="P47"/>
      <text:p text:style-name="P48">while True:</text:p>
      <text:p text:style-name="Normal"><text:s text:c="4"/>input = input()</text:p>
      <text:p text:style-name="Normal"><text:s text:c="4"/><text:span text:style-name="T49">if input.lower() == 'q':</text:span></text:p>
      <text:p text:style-name="P50"><text:s text:c="8"/>break</text:p>
      <text:p text:style-name="P51"><text:s text:c="4"/>number = int(input)</text:p>
      <text:p text:style-name="P52"><text:s text:c="4"/>numbers_list.append(number)</text:p>
      <text:p text:style-name="P53"><text:s text:c="4"/>if number &gt; 0:</text:p>
      <text:p text:style-name="P54"><text:s text:c="8"/>binary_list.append(1)</text:p>
      <text:p text:style-name="P55"><text:s text:c="4"/>else:</text:p>
      <text:p text:style-name="P56"><text:s text:c="8"/>binary_list.append(0)</text:p>
      <text:p text:style-name="P57"/>
      <text:p text:style-name="Normal">print(binary_list)</text:p>
      <text:p text:style-name="Normal"/>
      <text:soft-page-break/>
      <text:p text:style-name="Normal">5.</text:p>
      <text:p text:style-name="P58">unique_numbers = []</text:p>
      <text:p text:style-name="P59">while True:</text:p>
      <text:p text:style-name="Normal"><text:s text:c="4"/><text:span text:style-name="T60">input</text:span><text:s/>=<text:s/><text:span text:style-name="T61">input</text:span>()</text:p>
      <text:p text:style-name="Normal"><text:s text:c="4"/><text:span text:style-name="T62">if input.lower() == 'q':</text:span></text:p>
      <text:p text:style-name="P63"><text:s text:c="8"/>break</text:p>
      <text:p text:style-name="P64"><text:s text:c="4"/>number = int(input)</text:p>
      <text:p text:style-name="P65"><text:s text:c="4"/>if number not in unique_numbers:</text:p>
      <text:p text:style-name="P66"><text:s text:c="8"/>unique_numbers.append(number)</text:p>
      <text:p text:style-name="P67"/>
      <text:p text:style-name="P68">unique_numbers.sort()</text:p>
      <text:p text:style-name="P69">length = len(unique_numbers)</text:p>
      <text:p text:style-name="P70">first_half = unique_numbers[:length // 2] if length % 2 == 0 else unique_numbers[:length // 2 + 1]</text:p>
      <text:p text:style-name="P71">second_half = unique_numbers[length // 2:]</text:p>
      <text:p text:style-name="P72"/>
      <text:p text:style-name="P73">print(first_half)</text:p>
      <text:p text:style-name="P74">print(second_half)</text:p>
      <text:p text:style-name="Normal">6.</text:p>
      <text:p text:style-name="Normal">n = int(input())</text:p>
      <text:p text:style-name="Normal"/>
      <text:p text:style-name="P75">result_list = [j**2 - 3*j + 1 for j in range(n+1)]</text:p>
      <text:p text:style-name="P76"/>
      <text:p text:style-name="Normal">print(result_list)</text:p>
      <text:p text:style-name="Normal">7.</text:p>
      <text:p text:style-name="Normal">n = int(input())</text:p>
      <text:p text:style-name="Normal"/>
      <text:p text:style-name="P77">result_list = [(j**2 - 1) / (j**2 + 1) for j in range(-n, n+1)]</text:p>
      <text:p text:style-name="P78"/>
      <text:p text:style-name="Normal">print(result_list)</text:p>
      <text:p text:style-name="Normal">8.</text:p>
      <text:p text:style-name="Normal">n = int(input())</text:p>
      <text:p text:style-name="Normal"/>
      <text:p text:style-name="P79">result_list = [j if j &gt;= 0 else 0.1 * j for j in range(-n, n+1)]</text:p>
      <text:p text:style-name="P80"/>
      <text:p text:style-name="Normal">print(result_list)</text:p>
      <text:p text:style-name="Normal">9.</text:p>
      <text:p text:style-name="Normal">nested_list = [[1, 4, 2], [2, 4, 7, 8], [-1, -2, 3, 5], [2, 3]]</text:p>
      <text:p text:style-name="P81">max_values_list = [max(sublist) for sublist in nested_list]</text:p>
      <text:p text:style-name="Normal">print(max_values_list)</text:p>
      <text:p text:style-name="Normal">10.</text:p>
      <text:p text:style-name="P82">nested_list = [[1, 4, 2], [2, 4, 7, 8], [-1, -2, 3, 5], [2, 3]]</text:p>
      <text:p text:style-name="P83">first_elements_list = [sublist[0] for sublist in nested_list]</text:p>
      <text:p text:style-name="Normal">print(first_elements_list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dion Strakhov</meta:initial-creator>
    <dc:creator>Rodion Strakhov</dc:creator>
    <meta:creation-date>2023-11-05T10:04:00Z</meta:creation-date>
    <dc:date>2023-11-05T10:18:00Z</dc:date>
    <meta:template xlink:href="Normal" xlink:type="simple"/>
    <meta:editing-cycles>1</meta:editing-cycles>
    <meta:editing-duration>PT480S</meta:editing-duration>
    <meta:document-statistic meta:page-count="4" meta:paragraph-count="4" meta:word-count="320" meta:character-count="2146" meta:row-count="15" meta:non-whitespace-character-count="1830"/>
  </office:meta>
</office:document-meta>
</file>